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style:font-face style:name="Times New Roman" svg:font-family="Times New Roman"/>
  </office:font-face-decls>
  <office:automatic-styles>
    <style:style style:name="P1" style:family="paragraph" style:parent-style-name="Standard">
      <style:paragraph-properties fo:line-height="115%"/>
      <style:text-properties style:font-name="Helvetica" fo:font-size="12.0pt"/>
    </style:style>
    <style:style style:name="P2" style:family="paragraph" style:parent-style-name="Standard">
      <style:paragraph-properties fo:margin-bottom="0.0556in" fo:line-height="0.1667in"/>
      <style:text-properties style:font-name="Times New Roman" fo:font-size="12.0pt"/>
    </style:style>
    <style:style style:name="P3" style:family="paragraph" style:parent-style-name="Standard">
      <style:paragraph-properties fo:margin-bottom="0.0556in" fo:text-align="justify" fo:line-height="0.1667in"/>
      <style:text-properties style:font-name="Times New Roman" fo:font-size="12.0pt"/>
    </style:style>
    <style:style style:name="P4" style:family="paragraph" style:parent-style-name="Standard">
      <style:paragraph-properties fo:margin-bottom="0.0556in" fo:line-height="0.1667in"/>
      <style:text-properties style:font-name="Helvetica" fo:font-size="12.0pt"/>
    </style:style>
    <style:style style:name="P5" style:family="paragraph" style:parent-style-name="Standard">
      <style:text-properties style:font-name="Helvetica" fo:font-size="12.0pt"/>
    </style:style>
    <style:style style:name="P6" style:family="paragraph" style:parent-style-name="Standard">
      <style:paragraph-properties fo:margin-bottom="0.0556in" fo:line-height="0.1667in"/>
      <style:text-properties style:font-name="Helvetica" fo:font-size="10.0pt"/>
    </style:style>
    <style:style style:name="P7" style:family="paragraph" style:parent-style-name="Standard">
      <style:paragraph-properties fo:margin-bottom="0.0556in" fo:line-height="0.1667in"/>
      <style:text-properties style:font-name="Times New Roman" fo:font-size="12.0pt" fo:color="#a5a5a5"/>
    </style:style>
    <style:style style:name="P8" style:family="paragraph" style:parent-style-name="Standard">
      <style:paragraph-properties fo:margin-bottom="0.0556in" fo:margin-left="0.3333in" fo:text-indent="-0.3333in" fo:line-height="0.1667in"/>
      <style:text-properties style:font-name="Times New Roman"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text:span text:style-name="T1">Conventional Machine Learning and Time Series Analysis of Heat Release Signals Towards the Creation of Predictive Engine Control Systems</text:span></text:p>
      <text:p text:style-name="P1">Vusumuzi Ngwazini (Oakwood University, Huntsville, Alabama 35806)</text:p>
      <text:p text:style-name="P1">Robert Patton (Oak Ridge National Laboratory, Oak Ridge, TN 37830)</text:p>
      <text:p text:style-name="P2"/>
      <text:p text:style-name="P2">Abstract</text:p>
      <text:p text:style-name="P2">Most diesel and petrol-based street-legal vehicles operate on a four-stroke cycle loop: intake, compression, combustion, and exhaust. During normal operation, these engines may operate at various fuel-air ratios of which our dataset featured five: E058, E060, E065 (x2), and E075. Each cycle releases heat and fuel-waste which directly affect the engine performance due to an increase in fuel consumption and decrease in efficiency. The heat release time-series data from each fuel-air equivalency ratio revealed a deterministic signal with stochastic noise. Our goal was to create a predictive engine-control system that utilizes conventional machine learning and time-series analysis techniques to forecast future heat release values. Although current conventional statistical methods can be used to interpret the relationship between two variables and <text:span text:style-name="T2">predict</text:span><text:s/>values within their sample-space, they are often unable to <text:span text:style-name="T2">accurately</text:span><text:s/><text:span text:style-name="T2">forecast</text:span><text:s/>future values outside of their sample-space. Thus, we are exploring machine learning approaches because they are keenly suited for inferring trends in the heat release data and applying them to future forecasts. These forecasts would be used to make decisions in real-time, mainly by modifying the fuel-air equivalency ratio to mitigate the waste produced during each subsequent cycle. This would be achieved by controlling fuel intake quantities prior to each cycle. Analysis of the data revealed coefficient of variations (cv) of each fuel-air equivalency ratio to be: 34.46, 21.43, 5.84, 4.01, and 1.29. The cv and equivalency ratios were inversely related. Using the scikit-learn python implementation of the K-Means Nearest Neighbors (KNN) classifier, we forecasted the heat-release value following a sliding training window with 60% accuracy, a growing training window with 57% accuracy, and multiple future heat-release values in succession with 52% accuracy. For future work, the goal is to concurrently forecast anomalies in multiple signals and proactively optimize engine performance by autonomously performing engine control.</text:p>
      <text:p text:style-name="P2"><text:span text:style-name="T1"/></text:p>
      <text:p text:style-name="P2"><text:span text:style-name="T1">Introduction</text:span></text:p>
      <text:p text:style-name="P3">Four-stroke engines lie under the hood of most street legal vehicles manufactured on today’s age. Although widely used and considerably powerful, four-stroke engines are inefficient and inconsistent. This weakness is due to an engine’s inability to adapt to a user’s changing demands. To better understand this issue, we must understand the operation of four-stroke engines. When a driver applies force to the gas-pedal, fuel and air are released into the engine on the intake stroke where they are pressurized and ignited in the compression and combustion strokes. At this stage, the fuel is burned to generate power that is transferred out. Modern engines must then juggle a balancing of operating lean or rich. Lean burning intake more air than is required to burn all of the fuel whereas rich burning intakes more fuel than is necessary to generate power. Acceleration is a fuel expensive action that requires a rich burn whereas a lean burn is sufficient to maintain a constant velocity. <text:s/>Due to the frequent shift in operation conditions during a driver’s usage at any given time, unburned fuel from previous cycles is often present in the engine at the beginning of subsequent cycles. Once a cycle fails to burn the entirety of the fuel injected into the cylinder for that particular, the fuel efficiency gradually decreases due to the engines inability to actively shift operating conditions and implement corrective measures. </text:p>
      <text:p text:style-name="P2"><text:span text:style-name="T2">1.1 Introduce the Problem</text:span></text:p>
      <text:p text:style-name="P3">To address this weakness in four-stroke engines, researchers have leveraged high speed sensor data, signal processing techniques for time-series analysis, and various conventional statistical methods to forecast future conditions in an attempt to better counter drops in performance. The challenge of forecasting the high-speed sensor values of an engine is that the data is often inherently stochastics due to the underlying deterministic signal being buried behind the stochastic noise of axillary input. Time-series signal processing techniques such as Fast Fourier Transform, Power Spectral Density, and Wavelets can be used to decompose and extract underlying component signals from larger robust signals. Modern statistical methods such as linear regression and histograms increase the interpretability of the relationship between multiple variables by modeling and visualizing data from a given sample space. Predictions of values within said sample space are possible because the breadth of the data is available. Together, these two methods have been used to better understand engine performance dynamics. Where modern statistics falls short is that when forecasting values that lie outside of the given sample space, linear regression models alone often have low flexibility in their application to new data. For this reason, we are exploring the efficacy of using conventional machine learning techniques with time-series signal processing techniques to forecast high speed engine sensor data.</text:p>
      <text:p text:style-name="P2"><text:span text:style-name="T2">1.2 Explore Importance of the Problem</text:span></text:p>
      <text:p text:style-name="P3">Engine fuel efficiency has many implications due to the destructive toll engine emissions have on the environment. Federal government mandates state that emissions must be below certain values and predictive engine control systems would make this goal achievable. Thus, there are environmental and federal needs for engine performance optimization solutions. Conventional statistical approaches (one potential solution) are highly interpretable at the cost of flexibility and accuracy whereas machine learning approaches (our solution) prioritize accuracy at the price of interpretability. This is due to the need of machine learning models to make the assumption that patterns and relationships buried in the data will continue in future observations. These assumptions and probabilistic techniques are used to make conclusions that do not fit to conventional linear regression models. The challenge of predicting the heat release values of an engine on a general linear regression model is that the data is stochastic due to the deterministic signal being hidden behind the stochastic noise of axillary input. Thus, machine learning approaches are keenly suited for inferring trends in data and applying them to future forecasts. </text:p>
      <text:p text:style-name="P2"><text:span text:style-name="T2">1.4 State Hypotheses and Their Correspondence to Research Design</text:span></text:p>
      <text:p text:style-name="P2"><text:span text:style-name="T2"/></text:p>
      <text:p text:style-name="P2"><text:span text:style-name="T2">1.3 Describe Relevant Scholarship</text:span></text:p>
      <text:p text:style-name="P2"><text:span text:style-name="T2"/></text:p>
      <text:p text:style-name="P2"><text:span text:style-name="T1">2. Methods</text:span></text:p>
      <text:p text:style-name="P2">The goal was to create a predictive engine control system that utilizes conventional machine learning and time-series analysis techniques such as Fast Fourier Transform, Power Spectral Density, and Wavelets to simulate the differential range of future heat release values from previous values. These predictions would be used to make decisions in real-time, mainly modifying the fuel-air equivalency ratio to mitigate the waste produced during each subsequent cycle. </text:p>
      <text:p text:style-name="P2">Using the Matplotlib Python library, models were created that revealed the deterministic patterns of the heat release signals.</text:p>
      <text:p text:style-name="P4"/>
      <text:p text:style-name="P5"/>
      <text:p text:style-name="P2">Utilizing a HAAR wavelet, the heat release signal of each corresponding fuel-air equivalency ratio was deconstructed and reconstructed to reduce the levels of stochastic noise in the deterministic model.</text:p>
      <text:p text:style-name="P6"><text:span text:style-name="T2">Figure 1. </text:span>Comparison of the wave representation of each heat release signal at each equivalency ratio.</text:p>
      <text:p text:style-name="P2"><text:span text:style-name="T2">2.1 Identify Subsections</text:span></text:p>
      <text:p text:style-name="P2"><text:span text:style-name="T2">2.2 Participant (Subject) Characteristics</text:span></text:p>
      <text:p text:style-name="P2"><text:span text:style-name="T2">2.3 Sampling Procedures</text:span></text:p>
      <text:p text:style-name="P2">2.3.1 Sample Size, Power, and Precision </text:p>
      <text:p text:style-name="P2">2.3.2 Measures and Covariates</text:p>
      <text:p text:style-name="P2">2.3.3 Research Design</text:p>
      <text:p text:style-name="P2">2.3.4 Experimental Manipulations or Interventions</text:p>
      <text:p text:style-name="P2"/>
      <text:p text:style-name="P2"><text:span text:style-name="T1">3. Results</text:span></text:p>
      <text:p text:style-name="P2">Analysis of the data revealed standard deviations of each fuel-air equivalency ratio to be: 255, 171, 55, 39, and 14. Variance and equivalency ratios were shown to have an inverse relationship with the lowest variance occurring at the highest equivalency ratio.</text:p>
      <text:p text:style-name="P5"/>
      <text:p text:style-name="P6"><text:span text:style-name="T2">Table 1.</text:span><text:s/>Comparison of the lowest and highest heat release values for each fuel-air equivalency ratio.</text:p>
      <text:p text:style-name="P6"><text:span text:style-name="T2">Figure 2. </text:span>Comparison of the original and reconstructed heat release signals at the 58% equivalency ratio.</text:p>
      <text:p text:style-name="P2">The HAAR wavelet was effective in extracting the underlying deterministic trend of the heat release signal data which featured a relative maximum(peak) followed by a relative minimum(trough). </text:p>
      <text:p text:style-name="P4"/>
      <text:p text:style-name="P5"/>
      <text:p text:style-name="P2">However, the weakest noise reduction method available (‘soft’) produced a reconstructed signal with lower resolution of local behavior by completely removing several peaks and troughs.</text:p>
      <text:p text:style-name="P6"><text:span text:style-name="T2">Figure 3. </text:span>Comparison of time-series correlation for 58%, 60%, 65% (1 &amp; 2), and 75% equivalency ratios.</text:p>
      <text:p text:style-name="P6"/>
      <text:p text:style-name="P6"><text:span text:style-name="T2">Figure 4. </text:span>Comparison of method accuracy of sliding vs growing training window at each window size.</text:p>
      <text:p text:style-name="P6"/>
      <text:p text:style-name="P2"><text:span text:style-name="T1">4. Discussion</text:span></text:p>
      <text:p text:style-name="P7">After presenting the results, you are in a position to evaluate and interpret their implications, especially with respect to your original hypotheses. Here you will examine, interpret, and qualify the results and draw inferences and conclusions from them. Emphasize any theoretical or practical consequences of the results. (When the discussion is relatively brief and straightforward, some authors prefer to combine it with the Results section, creating a section called Results and Discussion.)</text:p>
      <text:p text:style-name="P2">Utilizing a K-Means Nearest Neighbors (KNN) classifier, it was possible to predict the heat release value following various sliding training windows with 60% accuracy, a growing training window with 57% accuracy, and multiple future heat release values in succession was 52%. </text:p>
      <text:p text:style-name="P4"/>
      <text:p text:style-name="P5"/>
      <text:p text:style-name="P2">For future work, the goal is to predict anomalies in each signal and counteract the corresponding value to a net zero by performing engine control in real time.</text:p>
      <text:p text:style-name="P2"><text:span text:style-name="T1"/></text:p>
      <text:p text:style-name="P2"><text:span text:style-name="T1">Acknowledgments</text:span></text:p>
      <text:p text:style-name="P7">Identify grants or other financial support (and the source, if appropriate) for your study; do not precede grant numbers by No. or #. Next, acknowledge colleagues who assisted in conducting the study or critiquing the manuscript. Do not acknowledge the persons routinely involved in the review and acceptance of manuscripts  peer reviewers or editors, associate editors, and consulting editors of the journal in which the article is to appear. In this paragraph, also explain any special agreements concerning authorship, such as if authors contributed equally to the study. End this paragraph with thanks for personal assistance, such as in manuscript preparation. </text:p>
      <text:p text:style-name="P7"/>
      <text:p text:style-name="P2">Special thanks to the Computational Data Analytics (CDA) group at Oak Ridge National Laboratory (ORNL) and the Summer Undergraduate Laboratory Internship (SULI) program for loaning their resources and making this research possible.</text:p>
      <text:p text:style-name="P7"/>
      <text:p text:style-name="P2"><text:span text:style-name="T1">References</text:span></text:p>
      <text:p text:style-name="P8">American Psychological Association. (1972). <text:span text:style-name="T2">Ethical standards of psychologists</text:span>. Washington, DC: American Psychological Association.</text:p>
      <text:p text:style-name="P8">Anderson, C. A., Gentile, D. A., &amp; Buckley, K. E. (2007). <text:span text:style-name="T2">Violent video game effects on children and adolescents: Theory, research and public policy.</text:span><text:s/>http://dx.doi.org/10.1093/acprof:oso/9780195309836.001.0001 </text:p>
      <text:p text:style-name="P8">Beck, C. A. J., &amp; Sales, B. D. (2001). <text:span text:style-name="T2">Family mediation: Facts, myths, and future prospects</text:span><text:s/>(pp. 100-102). Washington, DC: American Psychological Association. http://dx.doi.org/10.1037/10401-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3</meta:generator>
  </office:meta>
</office:document-meta>
</file>